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math="http://www.w3.org/1998/Math/MathML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math="http://www.w3.org/1998/Math/MathML" xmlns:manifest="urn:oasis:names:tc:opendocument:xmlns:manifest:1.0" office:version="1.2">
  <office:automatic-styles/>
  <office:body>
    <office:text>
      <text:p>text<draw:frame draw:z-index="0" text:anchor-type="as-char"><draw:object><math:math><math:annotation math:encoding="StarMath 5.0">c=sqrt(a^2+b^2)</math:annotation></math:math></draw:object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math="http://www.w3.org/1998/Math/MathML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math="http://www.w3.org/1998/Math/MathML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